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9e33" officeooo:paragraph-rsid="00139e33"/>
    </style:style>
    <style:style style:name="P2" style:family="paragraph" style:parent-style-name="Standard">
      <style:text-properties fo:color="#ff3333" officeooo:rsid="00139e33" officeooo:paragraph-rsid="00139e33"/>
    </style:style>
    <style:style style:name="P3" style:family="paragraph" style:parent-style-name="Standard">
      <style:text-properties fo:color="#ff3333" officeooo:rsid="00139e33" officeooo:paragraph-rsid="001aa402"/>
    </style:style>
    <style:style style:name="P4" style:family="paragraph" style:parent-style-name="Standard">
      <style:text-properties fo:color="#ff3333" officeooo:rsid="001baaed" officeooo:paragraph-rsid="001baaed"/>
    </style:style>
    <style:style style:name="T1" style:family="text">
      <style:text-properties officeooo:rsid="0015693c"/>
    </style:style>
    <style:style style:name="T2" style:family="text">
      <style:text-properties officeooo:rsid="00176247"/>
    </style:style>
    <style:style style:name="T3" style:family="text">
      <style:text-properties officeooo:rsid="0018e24f"/>
    </style:style>
    <style:style style:name="T4" style:family="text">
      <style:text-properties officeooo:rsid="0019dc6c"/>
    </style:style>
    <style:style style:name="T5" style:family="text">
      <style:text-properties officeooo:rsid="001aa4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 of 1 -</text:p>
      <text:p text:style-name="P1"/>
      <text:p text:style-name="P1">Question 1 of 10</text:p>
      <text:p text:style-name="P1">10.0 Points</text:p>
      <text:p text:style-name="P1">Given that you are required to meet the following specification exactly, with nothing extra, which Python (highlighted) word must not appear in your function? The specification: Write a function that receives a number and returns the number squared.</text:p>
      <text:p text:style-name="P1"><text:s text:c="2"/>A. print <text:tab/></text:p>
      <text:p text:style-name="P1"><text:s text:c="2"/>B. def <text:tab/></text:p>
      <text:p text:style-name="P1"><text:s text:c="2"/>C. return <text:tab/>Reset Selection</text:p>
      <text:p text:style-name="P2">//<text:span text:style-name="T1">A …………</text:span></text:p>
      <text:p text:style-name="P2"/>
      <text:p text:style-name="P1">Question 2 of 10</text:p>
      <text:p text:style-name="P1">10.0 Points</text:p>
      <text:p text:style-name="P1">Which sequence type can not have an integer as an element?</text:p>
      <text:p text:style-name="P1"><text:s text:c="2"/>A. list <text:tab/></text:p>
      <text:p text:style-name="P1"><text:s text:c="2"/>B. tuple <text:tab/></text:p>
      <text:p text:style-name="P1"><text:s text:c="2"/>C. str <text:tab/>Reset Selection</text:p>
      <text:p text:style-name="P2">//C……………<text:span text:style-name="T1">.</text:span></text:p>
      <text:p text:style-name="P2"/>
      <text:p text:style-name="P2"/>
      <text:p text:style-name="P1">Question 3 of 10</text:p>
      <text:p text:style-name="P1">10.0 Points</text:p>
      <text:p text:style-name="P1">Which of these types has no built-in functions (methods) for data manipulation?</text:p>
      <text:p text:style-name="P1"/>
      <text:p text:style-name="P1"><text:s text:c="2"/>A. tuple <text:tab/></text:p>
      <text:p text:style-name="P1"><text:s text:c="2"/>B. str <text:tab/></text:p>
      <text:p text:style-name="P1"><text:s text:c="2"/>C. list <text:tab/>Reset Selection</text:p>
      <text:p text:style-name="P3">///<text:span text:style-name="T5">A ……………………</text:span></text:p>
      <text:p text:style-name="P3"/>
      <text:p text:style-name="P1">Question 4 of 10</text:p>
      <text:p text:style-name="P1">10.0 Points</text:p>
      <text:p text:style-name="P1">x = '1','2'</text:p>
      <text:p text:style-name="P1"/>
      <text:p text:style-name="P1">is which sequence type? </text:p>
      <text:p text:style-name="P1"/>
      <text:p text:style-name="P1"><text:s text:c="2"/>A. str <text:tab/></text:p>
      <text:p text:style-name="P1"><text:s text:c="2"/>B. tuple <text:tab/></text:p>
      <text:p text:style-name="P1"><text:s text:c="2"/>C. list <text:tab/>Reset Selection</text:p>
      <text:p text:style-name="P2">//B…………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Question 5 of 10</text:p>
      <text:p text:style-name="P1">10.0 Points</text:p>
      <text:p text:style-name="P1">y = x[:]</text:p>
      <text:p text:style-name="P1"/>
      <text:p text:style-name="P1">Which is true?</text:p>
      <text:p text:style-name="P1"/>
      <text:p text:style-name="P1"><text:s text:c="2"/>A. is good for making an independent copy of x. <text:tab/></text:p>
      <text:p text:style-name="P1"><text:s text:c="2"/>B. is good for locating the end of the sequence x. <text:tab/></text:p>
      <text:p text:style-name="P1"><text:s text:c="2"/>C.</text:p>
      <text:p text:style-name="P1">is the same as: y = x</text:p>
      <text:p text:style-name="P1"/>
      <text:p text:style-name="P1">Reset Selection</text:p>
      <text:p text:style-name="P4">A:::::::::::;;;</text:p>
      <text:p text:style-name="P4"/>
      <text:p text:style-name="P4"/>
      <text:p text:style-name="P1">Question 6 of 10</text:p>
      <text:p text:style-name="P1">10.0 Points</text:p>
      <text:p text:style-name="P1">favorite_language = "Python"</text:p>
      <text:p text:style-name="P1">print favorite_language[-2:]</text:p>
      <text:p text:style-name="P1"/>
      <text:p text:style-name="P1">Results in:</text:p>
      <text:p text:style-name="P1"/>
      <text:p text:style-name="P1"><text:s text:c="2"/>A. on <text:tab/></text:p>
      <text:p text:style-name="P1"><text:s text:c="2"/>B. Py <text:tab/></text:p>
      <text:p text:style-name="P1"><text:s text:c="2"/>C. Crash <text:tab/></text:p>
      <text:p text:style-name="P1"><text:s text:c="2"/>D. thon <text:tab/>Reset Selection</text:p>
      <text:p text:style-name="P2">///A………………<text:span text:style-name="T3">..</text:span></text:p>
      <text:p text:style-name="P2"/>
      <text:p text:style-name="P2"/>
      <text:p text:style-name="P1">Question 7 of 10</text:p>
      <text:p text:style-name="P1">10.0 Points</text:p>
      <text:p text:style-name="P1">print [4,2,3].sort()</text:p>
      <text:p text:style-name="P1"/>
      <text:p text:style-name="P1">results with what on stdout?</text:p>
      <text:p text:style-name="P1"/>
      <text:p text:style-name="P1"><text:s text:c="2"/>A. [2,3,4] <text:tab/></text:p>
      <text:p text:style-name="P1"><text:s text:c="2"/>B. crash <text:tab/></text:p>
      <text:p text:style-name="P1"><text:s text:c="2"/>C. None <text:tab/></text:p>
      <text:p text:style-name="P1">D. [4,2,3] <text:tab/>Reset Selection</text:p>
      <text:p text:style-name="P2">//<text:span text:style-name="T2">NONE</text:span></text:p>
      <text:p text:style-name="P1"/>
      <text:p text:style-name="P1">Question 8 of 10</text:p>
      <text:p text:style-name="P1">10.0 Points</text:p>
      <text:p text:style-name="P1">You have:</text:p>
      <text:p text:style-name="P1"/>
      <text:p text:style-name="P1">value = 0</text:p>
      <text:p text:style-name="P1">at the module, i.e. global, scope.</text:p>
      <text:p text:style-name="P1"/>
      <text:p text:style-name="P1">You must type a global declaration line:</text:p>
      <text:p text:style-name="P1"><text:soft-page-break/></text:p>
      <text:p text:style-name="P1">global value</text:p>
      <text:p text:style-name="P1"/>
      <text:p text:style-name="P1">in your function if you want to use <text:s text:c="2"/>value inside your function for:</text:p>
      <text:p text:style-name="P1"/>
      <text:p text:style-name="P1"><text:s text:c="2"/>A. reference <text:tab/></text:p>
      <text:p text:style-name="P1"><text:s text:c="2"/>B. assignment <text:tab/></text:p>
      <text:p text:style-name="P1"><text:s text:c="2"/>C. any purpose at all <text:tab/></text:p>
      <text:p text:style-name="P1">D. never <text:tab/>Reset Selection</text:p>
      <text:p text:style-name="P2">//B……………<text:span text:style-name="T5">...</text:span></text:p>
      <text:p text:style-name="P1"/>
      <text:p text:style-name="P1">Question 9 of 10</text:p>
      <text:p text:style-name="P1">10.0 Points</text:p>
      <text:p text:style-name="P1">You have:</text:p>
      <text:p text:style-name="P1"/>
      <text:p text:style-name="P1">text = "tomato soup"</text:p>
      <text:p text:style-name="P1"/>
      <text:p text:style-name="P1">Which choice below will not result in 'soup'?</text:p>
      <text:p text:style-name="P1"/>
      <text:p text:style-name="P1"><text:s text:c="2"/>A.</text:p>
      <text:p text:style-name="P1">text.split()[-1]</text:p>
      <text:p text:style-name="P1"/>
      <text:p text:style-name="P1"><text:s text:c="2"/>B.</text:p>
      <text:p text:style-name="P1">text[7:]</text:p>
      <text:p text:style-name="P1"/>
      <text:p text:style-name="P1"><text:s text:c="2"/>C.</text:p>
      <text:p text:style-name="P1">text[7:10]</text:p>
      <text:p text:style-name="P1"/>
      <text:p text:style-name="P1"><text:s text:c="2"/>D.</text:p>
      <text:p text:style-name="P1">text[-4:]</text:p>
      <text:p text:style-name="P1"/>
      <text:p text:style-name="P1">Reset Selection</text:p>
      <text:p text:style-name="P2">//C………………<text:span text:style-name="T3">..</text:span></text:p>
      <text:p text:style-name="P1"/>
      <text:p text:style-name="P1">Question 10 of 10</text:p>
      <text:p text:style-name="P1">10.0 Points</text:p>
      <text:p text:style-name="P1">Consider the attached file. Your answer is:</text:p>
      <text:p text:style-name="P1"><text:s text:c="4"/></text:p>
      <text:p text:style-name="P1"><text:s text:c="2"/>review2_10<text:tab/> <text:s text:c="3"/>0 KB</text:p>
      <text:p text:style-name="P1"><text:s text:c="2"/>A. H*i*3 <text:tab/></text:p>
      <text:p text:style-name="P1"><text:s text:c="2"/>B. Hi*3 <text:tab/></text:p>
      <text:p text:style-name="P1"><text:s text:c="2"/>C. crash <text:tab/></text:p>
      <text:p text:style-name="P1"><text:s text:c="2"/>D. Hi* *3 <text:tab/></text:p>
      <text:p text:style-name="P1"><text:s text:c="2"/>E. Hi*Hi*Hi <text:tab/>Reset Selection</text:p>
      <text:p text:style-name="P1"/>
      <text:p text:style-name="P2">//A………<text:span text:style-name="T4">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00:58:17.658918939</meta:creation-date>
    <dc:date>2016-08-05T02:23:09.724547100</dc:date>
    <meta:editing-duration>PT1H4M28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3" meta:paragraph-count="98" meta:word-count="341" meta:character-count="1953" meta:non-whitespace-character-count="1574"/>
  </office:meta>
</office:document-meta>
</file>